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nsactionScopeTests.getWithTransaction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impleTransactionScopeTests.getFrom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